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012cm" fo:padding-bottom="0.012cm" fo:padding-left="0.012cm" fo:padding-right="0.012cm"/>
    </style:style>
    <style:style style:name="gr54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Arrow" draw:marker-end-width="0.139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Arrow" draw:marker-end-width="0.139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Arrow" draw:marker-end-width="0.139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Arrow" draw:marker-end-width="0.139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59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60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61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6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63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64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65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66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6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68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69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70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7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72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73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74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75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76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77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78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79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80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81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8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83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84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85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86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8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88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89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90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9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92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.10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93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94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95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96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97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98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99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00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.11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01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0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03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04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05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06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0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08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09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10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1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12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13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14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15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16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1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18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19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20" style:family="graphic" style:parent-style-name="standard" style:list-style-name="L1">
      <style:graphic-properties draw:stroke="none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gr12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24pt" style:language-asian="en" style:country-asian="US" style:font-style-asian="normal" style:font-weight-asian="normal" style:font-family-complex="Tahoma, Lucidasans, 'Lucida Sans', 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24pt" style:language-asian="en" style:country-asian="US" style:font-style-asian="normal" style:font-weight-asian="normal" style:font-family-complex="Tahoma, Lucidasans, 'Lucida Sans', 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line-through-style="none" style:text-position="0% 100%" fo:font-family="'Nimbus Roman No9 L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24pt" style:language-asian="en" style:country-asian="US" style:font-style-asian="normal" style:font-weight-asian="normal" style:font-family-complex="Tahoma, Lucidasans, 'Lucida Sans', 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custom-shape draw:style-name="gr1" draw:text-style-name="P1" draw:layer="layout" svg:width="2.877cm" svg:height="0.575cm" draw:transform="rotate (1.5707963267946) translate (2.737cm 3.862cm)">
              <text:p/>
  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  </draw:custom-shape>
            <draw:line draw:style-name="gr2" draw:text-style-name="P1" draw:layer="layout" svg:x1="2.161cm" svg:y1="3.287cm" svg:x2="2.737cm" svg:y2="3.287cm">
              <text:p/>
            </draw:line>
            <draw:line draw:style-name="gr3" draw:text-style-name="P1" draw:layer="layout" svg:x1="2.161cm" svg:y1="1.56cm" svg:x2="2.737cm" svg:y2="1.56cm">
              <text:p/>
            </draw:line>
            <draw:line draw:style-name="gr4" draw:text-style-name="P1" draw:layer="layout" svg:x1="3.312cm" svg:y1="2.44cm" svg:x2="3.888cm" svg:y2="2.44cm">
              <text:p/>
            </draw:line>
            <draw:line draw:style-name="gr5" draw:text-style-name="P1" draw:layer="layout" svg:x1="3.019cm" svg:y1="3.602cm" svg:x2="3.019cm" svg:y2="4.237cm">
              <text:p/>
            </draw:line>
          </draw:g>
        </draw:g>
        <draw:g>
          <draw:custom-shape draw:style-name="gr6" draw:text-style-name="P1" draw:layer="layout" svg:width="0.935cm" svg:height="0.935cm" draw:transform="rotate (1.5707963267946) translate (2.711cm 5.558cm)">
            <text:p/>
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</draw:custom-shape>
          <draw:custom-shape draw:style-name="gr7" draw:text-style-name="P1" draw:layer="layout" svg:width="0.279cm" svg:height="0.279cm" draw:transform="rotate (-1.57079632679579) translate (3.961cm 4.921cm)">
            <text:p/>
            <draw:enhanced-geometry svg:viewBox="0 0 21600 21600" draw:mirror-vertical="true" draw:glue-points="10800 0 3160 3160 0 10800 3160 18440 10800 21600 18440 18440 21600 10800 18440 3160" draw:text-areas="3200 3200 18400 18400" draw:type="ellipse"/>
          </draw:custom-shape>
          <draw:line draw:style-name="gr8" draw:text-style-name="P1" draw:layer="layout" svg:x1="2.083cm" svg:y1="5.084cm" svg:x2="2.718cm" svg:y2="5.084cm">
            <text:p/>
          </draw:line>
          <draw:line draw:style-name="gr9" draw:text-style-name="P1" draw:layer="layout" svg:x1="3.984cm" svg:y1="5.084cm" svg:x2="4.619cm" svg:y2="5.084cm">
            <text:p/>
          </draw:line>
        </draw:g>
        <draw:g>
          <draw:custom-shape draw:style-name="gr10" draw:text-style-name="P1" draw:layer="layout" svg:width="1.27cm" svg:height="1.27cm" svg:x="2.695cm" svg:y="5.975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1" draw:text-style-name="P1" draw:layer="layout" svg:x1="2.061cm" svg:y1="7.005cm" svg:x2="2.696cm" svg:y2="7.005cm">
            <text:p/>
          </draw:line>
          <draw:line draw:style-name="gr12" draw:text-style-name="P1" draw:layer="layout" svg:x1="2.062cm" svg:y1="6.257cm" svg:x2="2.697cm" svg:y2="6.257cm">
            <text:p/>
          </draw:line>
          <draw:line draw:style-name="gr13" draw:text-style-name="P1" draw:layer="layout" svg:x1="2.063cm" svg:y1="6.257cm" svg:x2="2.698cm" svg:y2="6.257cm">
            <text:p/>
          </draw:line>
          <draw:line draw:style-name="gr14" draw:text-style-name="P1" draw:layer="layout" svg:x1="3.986cm" svg:y1="6.609cm" svg:x2="4.621cm" svg:y2="6.609cm">
            <text:p/>
          </draw:line>
        </draw:g>
        <draw:g>
          <draw:custom-shape draw:style-name="gr15" draw:text-style-name="P1" draw:layer="layout" svg:width="1.27cm" svg:height="1.27cm" svg:x="2.734cm" svg:y="8.003cm">
            <text:p/>
  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  </draw:custom-shape>
          <draw:line draw:style-name="gr16" draw:text-style-name="P1" draw:layer="layout" svg:x1="2.1cm" svg:y1="9.033cm" svg:x2="2.735cm" svg:y2="9.033cm">
            <text:p/>
          </draw:line>
          <draw:line draw:style-name="gr17" draw:text-style-name="P1" draw:layer="layout" svg:x1="2.101cm" svg:y1="8.285cm" svg:x2="2.736cm" svg:y2="8.285cm">
            <text:p/>
          </draw:line>
          <draw:line draw:style-name="gr18" draw:text-style-name="P1" draw:layer="layout" svg:x1="2.102cm" svg:y1="8.285cm" svg:x2="2.737cm" svg:y2="8.285cm">
            <text:p/>
          </draw:line>
          <draw:line draw:style-name="gr19" draw:text-style-name="P1" draw:layer="layout" svg:x1="4.311cm" svg:y1="8.637cm" svg:x2="4.946cm" svg:y2="8.637cm">
            <text:p/>
          </draw:line>
          <draw:custom-shape draw:style-name="gr20" draw:text-style-name="P1" draw:layer="layout" svg:width="0.279cm" svg:height="0.279cm" draw:transform="rotate (-1.57079632679579) translate (4.305cm 8.502cm)">
            <text:p/>
            <draw:enhanced-geometry svg:viewBox="0 0 21600 21600" draw:mirror-vertical="true" draw:mirror-horizont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21" draw:text-style-name="P1" draw:layer="layout" svg:width="1.27cm" svg:height="1.27cm" svg:x="2.546cm" svg:y="10.16cm">
            <text:p/>
            <draw:enhanced-geometry svg:viewBox="0 0 21600 21600" draw:mirror-horizontal="true" draw:glue-points="21600 0 0 10800 21600 21600 ?f0 10800" draw:text-areas="?f1 ?f10 21600 ?f11" draw:type="moon" draw:modifiers="16195.7513768686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line draw:style-name="gr22" draw:text-style-name="P1" draw:layer="layout" svg:x1="2.093cm" svg:y1="10.431cm" svg:x2="2.728cm" svg:y2="10.431cm">
            <text:p/>
          </draw:line>
          <draw:line draw:style-name="gr23" draw:text-style-name="P1" draw:layer="layout" svg:x1="2.094cm" svg:y1="11.159cm" svg:x2="2.729cm" svg:y2="11.159cm">
            <text:p/>
          </draw:line>
          <draw:line draw:style-name="gr24" draw:text-style-name="P1" draw:layer="layout" svg:x1="3.81cm" svg:y1="10.769cm" svg:x2="4.445cm" svg:y2="10.769cm">
            <text:p/>
          </draw:line>
        </draw:g>
        <draw:g>
          <draw:custom-shape draw:style-name="gr25" draw:text-style-name="P1" draw:layer="layout" svg:width="1.27cm" svg:height="1.27cm" svg:x="2.462cm" svg:y="12.05cm">
            <text:p/>
            <draw:enhanced-geometry svg:viewBox="0 0 21600 21600" draw:mirror-horizontal="true" draw:glue-points="21600 0 0 10800 21600 21600 ?f0 10800" draw:text-areas="?f1 ?f10 21600 ?f11" draw:type="moon" draw:modifiers="16195.7513768686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line draw:style-name="gr26" draw:text-style-name="P1" draw:layer="layout" svg:x1="2.009cm" svg:y1="12.321cm" svg:x2="2.644cm" svg:y2="12.321cm">
            <text:p/>
          </draw:line>
          <draw:line draw:style-name="gr27" draw:text-style-name="P1" draw:layer="layout" svg:x1="2.01cm" svg:y1="13.049cm" svg:x2="2.645cm" svg:y2="13.049cm">
            <text:p/>
          </draw:line>
          <draw:line draw:style-name="gr28" draw:text-style-name="P1" draw:layer="layout" svg:x1="3.986cm" svg:y1="12.659cm" svg:x2="4.621cm" svg:y2="12.659cm">
            <text:p/>
          </draw:line>
          <draw:custom-shape draw:style-name="gr29" draw:text-style-name="P1" draw:layer="layout" svg:width="0.279cm" svg:height="0.279cm" draw:transform="rotate (-1.57079632679579) translate (4.007cm 12.517cm)">
            <text:p/>
            <draw:enhanced-geometry svg:viewBox="0 0 21600 21600" draw:mirror-vertical="true" draw:mirror-horizontal="false" draw:glue-points="10800 0 3160 3160 0 10800 3160 18440 10800 21600 18440 18440 21600 10800 18440 3160" draw:text-areas="3200 3200 18400 18400" draw:type="ellipse"/>
          </draw:custom-shape>
        </draw:g>
        <draw:g>
          <draw:g>
            <draw:custom-shape draw:style-name="gr30" draw:text-style-name="P1" draw:layer="layout" svg:width="0.953cm" svg:height="1.905cm" svg:x="2.821cm" svg:y="17.799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" draw:layer="layout" svg:width="0.312cm" svg:height="0.312cm" svg:x="3.141cm" svg:y="19.392cm">
              <text:p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g>
          <draw:custom-shape draw:style-name="gr32" draw:text-style-name="P1" draw:layer="layout" svg:width="1.27cm" svg:height="1.27cm" svg:x="2.548cm" svg:y="13.97cm">
            <text:p/>
            <draw:enhanced-geometry svg:viewBox="0 0 21600 21600" draw:mirror-horizontal="true" draw:glue-points="21600 0 0 10800 21600 21600 ?f0 10800" draw:text-areas="?f1 ?f10 21600 ?f11" draw:type="moon" draw:modifiers="16195.7513768686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line draw:style-name="gr33" draw:text-style-name="P1" draw:layer="layout" svg:x1="1.905cm" svg:y1="14.241cm" svg:x2="2.54cm" svg:y2="14.241cm">
            <text:p/>
          </draw:line>
          <draw:line draw:style-name="gr34" draw:text-style-name="P1" draw:layer="layout" svg:x1="1.906cm" svg:y1="14.969cm" svg:x2="2.541cm" svg:y2="14.969cm">
            <text:p/>
          </draw:line>
          <draw:line draw:style-name="gr35" draw:text-style-name="P1" draw:layer="layout" svg:x1="3.812cm" svg:y1="14.579cm" svg:x2="4.447cm" svg:y2="14.579cm">
            <text:p/>
          </draw:line>
          <draw:path draw:style-name="gr36" draw:text-style-name="P1" draw:layer="layout" svg:width="1.115cm" svg:height="1.04cm" draw:transform="skewX (-0.358839694209966) rotate (0.607200046768712) translate (1.361cm 14.613cm)" svg:viewBox="0 0 1116 1041" svg:d="m1115 0c-2 1040-1115 1040-1115 1040">
            <text:p/>
          </draw:path>
        </draw:g>
        <draw:g>
          <draw:custom-shape draw:style-name="gr37" draw:text-style-name="P1" draw:layer="layout" svg:width="1.27cm" svg:height="1.27cm" svg:x="2.548cm" svg:y="15.875cm">
            <text:p/>
            <draw:enhanced-geometry svg:viewBox="0 0 21600 21600" draw:mirror-horizontal="true" draw:glue-points="21600 0 0 10800 21600 21600 ?f0 10800" draw:text-areas="?f1 ?f10 21600 ?f11" draw:type="moon" draw:modifiers="16195.7513768686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line draw:style-name="gr38" draw:text-style-name="P1" draw:layer="layout" svg:x1="1.905cm" svg:y1="16.146cm" svg:x2="2.54cm" svg:y2="16.146cm">
            <text:p/>
          </draw:line>
          <draw:line draw:style-name="gr39" draw:text-style-name="P1" draw:layer="layout" svg:x1="1.906cm" svg:y1="16.874cm" svg:x2="2.541cm" svg:y2="16.874cm">
            <text:p/>
          </draw:line>
          <draw:line draw:style-name="gr40" draw:text-style-name="P1" draw:layer="layout" svg:x1="4.15cm" svg:y1="16.51cm" svg:x2="4.785cm" svg:y2="16.51cm">
            <text:p/>
          </draw:line>
          <draw:path draw:style-name="gr41" draw:text-style-name="P1" draw:layer="layout" svg:width="1.114cm" svg:height="1.043cm" draw:transform="skewX (-0.35779249665877) rotate (0.607200046768712) translate (1.362cm 16.518cm)" svg:viewBox="0 0 1115 1044" svg:d="m1114 0c-2 1044-1114 1043-1114 1043">
            <text:p/>
          </draw:path>
          <draw:custom-shape draw:style-name="gr42" draw:text-style-name="P1" draw:layer="layout" svg:width="0.279cm" svg:height="0.279cm" draw:transform="rotate (-1.57079632679579) translate (4.12cm 16.365cm)">
            <text:p/>
            <draw:enhanced-geometry svg:viewBox="0 0 21600 21600" draw:mirror-vertical="true" draw:mirror-horizontal="false" draw:glue-points="10800 0 3160 3160 0 10800 3160 18440 10800 21600 18440 18440 21600 10800 18440 3160" draw:text-areas="3200 3200 18400 18400" draw:type="ellipse"/>
          </draw:custom-shape>
        </draw:g>
        <draw:g>
          <draw:line draw:style-name="gr43" draw:text-style-name="P1" draw:layer="layout" svg:x1="6.341cm" svg:y1="1.905cm" svg:x2="6.976cm" svg:y2="2.54cm">
            <text:p/>
          </draw:line>
          <draw:line draw:style-name="gr44" draw:text-style-name="P1" draw:layer="layout" svg:x1="6.976cm" svg:y1="2.54cm" svg:x2="8.881cm" svg:y2="2.54cm">
            <text:p/>
          </draw:line>
          <draw:line draw:style-name="gr45" draw:text-style-name="P1" draw:layer="layout" svg:x1="8.89cm" svg:y1="2.538cm" svg:x2="9.525cm" svg:y2="1.903cm">
            <text:p/>
          </draw:line>
          <draw:line draw:style-name="gr46" draw:text-style-name="P1" draw:layer="layout" svg:x1="6.341cm" svg:y1="1.905cm" svg:x2="7.611cm" svg:y2="1.905cm">
            <text:p/>
          </draw:line>
          <draw:line draw:style-name="gr47" draw:text-style-name="P1" draw:layer="layout" svg:x1="8.239cm" svg:y1="1.905cm" svg:x2="9.509cm" svg:y2="1.905cm">
            <text:p/>
          </draw:line>
          <draw:line draw:style-name="gr48" draw:text-style-name="P1" draw:layer="layout" svg:x1="7.923cm" svg:y1="2.224cm" svg:x2="8.253cm" svg:y2="1.894cm">
            <text:p/>
          </draw:line>
          <draw:line draw:style-name="gr49" draw:text-style-name="P1" draw:layer="layout" svg:x1="7.941cm" svg:y1="2.224cm" svg:x2="7.611cm" svg:y2="1.894cm">
            <text:p/>
          </draw:line>
          <draw:line draw:style-name="gr50" draw:text-style-name="P1" draw:layer="layout" svg:x1="6.976cm" svg:y1="1.27cm" svg:x2="6.976cm" svg:y2="1.905cm">
            <text:p/>
          </draw:line>
          <draw:line draw:style-name="gr51" draw:text-style-name="P1" draw:layer="layout" svg:x1="8.796cm" svg:y1="1.271cm" svg:x2="8.796cm" svg:y2="1.906cm">
            <text:p text:style-name="P2"><text:span text:style-name="T1"><text:s/></text:span></text:p>
          </draw:line>
          <draw:line draw:style-name="gr52" draw:text-style-name="P1" draw:layer="layout" svg:x1="7.912cm" svg:y1="2.545cm" svg:x2="7.912cm" svg:y2="3.18cm">
            <text:p/>
          </draw:line>
        </draw:g>
        <draw:line draw:style-name="gr53" draw:text-style-name="P3" draw:layer="layout" svg:x1="17.185cm" svg:y1="6.497cm" svg:x2="17.187cm" svg:y2="7.953cm">
          <text:p/>
        </draw:line>
        <draw:line draw:style-name="gr53" draw:text-style-name="P3" draw:layer="layout" svg:x1="17.168cm" svg:y1="6.031cm" svg:x2="17.168cm" svg:y2="4.575cm">
          <text:p/>
        </draw:line>
        <draw:line draw:style-name="gr53" draw:text-style-name="P3" draw:layer="layout" svg:x1="17.732cm" svg:y1="6.187cm" svg:x2="19.188cm" svg:y2="6.187cm">
          <text:p/>
        </draw:line>
        <draw:line draw:style-name="gr53" draw:text-style-name="P3" draw:layer="layout" svg:x1="16.688cm" svg:y1="6.187cm" svg:x2="15.232cm" svg:y2="6.187cm">
          <text:p/>
        </draw:line>
        <draw:g>
          <draw:line draw:style-name="gr54" draw:text-style-name="P1" draw:layer="layout" svg:x1="17.388cm" svg:y1="4.287cm" svg:x2="15.932cm" svg:y2="4.287cm">
            <text:p/>
          </draw:line>
          <draw:line draw:style-name="gr55" draw:text-style-name="P1" draw:layer="layout" svg:x1="16.332cm" svg:y1="4.287cm" svg:x2="17.788cm" svg:y2="4.287cm">
            <text:p/>
          </draw:line>
        </draw:g>
        <draw:g>
          <draw:line draw:style-name="gr56" draw:text-style-name="P1" draw:layer="layout" svg:x1="15.682cm" svg:y1="5.213cm" svg:x2="15.682cm" svg:y2="3.757cm">
            <text:p/>
          </draw:line>
          <draw:line draw:style-name="gr57" draw:text-style-name="P1" draw:layer="layout" svg:x1="15.682cm" svg:y1="4.157cm" svg:x2="15.682cm" svg:y2="5.613cm">
            <text:p/>
          </draw:line>
        </draw:g>
        <draw:g>
          <draw:line draw:style-name="gr53" draw:text-style-name="P3" draw:layer="layout" svg:x1="6.827cm" svg:y1="5.063cm" svg:x2="7.913cm" svg:y2="5.063cm">
            <text:p/>
          </draw:line>
          <draw:line draw:style-name="gr53" draw:text-style-name="P3" draw:layer="layout" svg:x1="6.844cm" svg:y1="4.165cm" svg:x2="7.923cm" svg:y2="4.165cm">
            <text:p/>
          </draw:line>
          <draw:line draw:style-name="gr53" draw:text-style-name="P3" draw:layer="layout" svg:x1="8.326cm" svg:y1="4.602cm" svg:x2="9.466cm" svg:y2="4.604cm">
            <text:p/>
          </draw:line>
          <draw:g>
            <draw:line draw:style-name="gr58" draw:text-style-name="P4" draw:layer="layout" svg:x1="8.098cm" svg:y1="5.779cm" svg:x2="8.098cm" svg:y2="5.116cm">
              <text:p/>
            </draw:line>
            <draw:g>
              <draw:polygon draw:style-name="gr59" draw:text-style-name="P4" draw:layer="layout" svg:width="1.226cm" svg:height="0.387cm" draw:transform="rotate (1.5707963267946) translate (7.908cm 5.217cm)" svg:viewBox="0 0 1227 388" draw:points="0,0 1226,0 990,387 235,387">
                <text:p/>
              </draw:polygon>
              <draw:frame draw:style-name="gr60" draw:text-style-name="P6" draw:layer="layout" svg:width="0.146cm" svg:height="0.395cm" draw:transform="rotate (3.1415926535892) translate (8.145cm 5.058cm)">
                <draw:text-box>
                  <text:p text:style-name="P5"><text:span text:style-name="T2">0</text:span></text:p>
                </draw:text-box>
              </draw:frame>
              <draw:frame draw:style-name="gr61" draw:text-style-name="P6" draw:layer="layout" svg:width="0.146cm" svg:height="0.395cm" svg:x="8.004cm" svg:y="4.171cm">
                <draw:text-box>
                  <text:p text:style-name="P5"><text:span text:style-name="T2">1</text:span></text:p>
                </draw:text-box>
              </draw:frame>
            </draw:g>
          </draw:g>
        </draw:g>
        <draw:g>
          <draw:line draw:style-name="gr53" draw:text-style-name="P3" draw:layer="layout" svg:x1="6.828cm" svg:y1="7.463cm" svg:x2="7.914cm" svg:y2="7.463cm">
            <text:p/>
          </draw:line>
          <draw:line draw:style-name="gr53" draw:text-style-name="P3" draw:layer="layout" svg:x1="6.845cm" svg:y1="6.565cm" svg:x2="7.924cm" svg:y2="6.565cm">
            <text:p/>
          </draw:line>
          <draw:line draw:style-name="gr53" draw:text-style-name="P3" draw:layer="layout" svg:x1="8.327cm" svg:y1="7.002cm" svg:x2="9.467cm" svg:y2="7.004cm">
            <text:p/>
          </draw:line>
          <draw:g>
            <draw:line draw:style-name="gr62" draw:text-style-name="P4" draw:layer="layout" svg:x1="8.099cm" svg:y1="8.179cm" svg:x2="8.099cm" svg:y2="7.516cm">
              <text:p/>
            </draw:line>
            <draw:g>
              <draw:polygon draw:style-name="gr63" draw:text-style-name="P4" draw:layer="layout" svg:width="1.226cm" svg:height="0.387cm" draw:transform="rotate (1.5707963267946) translate (7.909cm 7.617cm)" svg:viewBox="0 0 1227 388" draw:points="0,0 1226,0 990,387 235,387">
                <text:p/>
              </draw:polygon>
              <draw:frame draw:style-name="gr64" draw:text-style-name="P6" draw:layer="layout" svg:width="0.146cm" svg:height="0.395cm" draw:transform="rotate (3.1415926535892) translate (8.162cm 7.015cm)">
                <draw:text-box>
                  <text:p text:style-name="P5"><text:span text:style-name="T2">0</text:span></text:p>
                </draw:text-box>
              </draw:frame>
              <draw:frame draw:style-name="gr65" draw:text-style-name="P6" draw:layer="layout" svg:width="0.146cm" svg:height="0.395cm" svg:x="8.006cm" svg:y="6.972cm">
                <draw:text-box>
                  <text:p text:style-name="P5"><text:span text:style-name="T2">1</text:span></text:p>
                </draw:text-box>
              </draw:frame>
            </draw:g>
          </draw:g>
        </draw:g>
        <draw:g>
          <draw:line draw:style-name="gr53" draw:text-style-name="P3" draw:layer="layout" svg:x1="10.328cm" svg:y1="5.063cm" svg:x2="11.414cm" svg:y2="5.063cm">
            <text:p/>
          </draw:line>
          <draw:line draw:style-name="gr53" draw:text-style-name="P3" draw:layer="layout" svg:x1="10.345cm" svg:y1="4.165cm" svg:x2="11.424cm" svg:y2="4.165cm">
            <text:p/>
          </draw:line>
          <draw:line draw:style-name="gr53" draw:text-style-name="P3" draw:layer="layout" svg:x1="11.827cm" svg:y1="4.602cm" svg:x2="12.967cm" svg:y2="4.604cm">
            <text:p/>
          </draw:line>
          <draw:g>
            <draw:line draw:style-name="gr66" draw:text-style-name="P4" draw:layer="layout" svg:x1="11.599cm" svg:y1="4.097cm" svg:x2="11.599cm" svg:y2="3.434cm">
              <text:p/>
            </draw:line>
            <draw:g>
              <draw:polygon draw:style-name="gr67" draw:text-style-name="P4" draw:layer="layout" svg:width="1.226cm" svg:height="0.387cm" draw:transform="rotate (1.5707963267946) translate (11.409cm 5.217cm)" svg:viewBox="0 0 1227 388" draw:points="0,0 1226,0 990,387 235,387">
                <text:p/>
              </draw:polygon>
              <draw:frame draw:style-name="gr68" draw:text-style-name="P6" draw:layer="layout" svg:width="0.146cm" svg:height="0.395cm" draw:transform="rotate (3.1415926535892) translate (11.646cm 5.058cm)">
                <draw:text-box>
                  <text:p text:style-name="P5"><text:span text:style-name="T2">0</text:span></text:p>
                </draw:text-box>
              </draw:frame>
              <draw:frame draw:style-name="gr69" draw:text-style-name="P6" draw:layer="layout" svg:width="0.146cm" svg:height="0.395cm" svg:x="11.505cm" svg:y="4.171cm">
                <draw:text-box>
                  <text:p text:style-name="P5"><text:span text:style-name="T2">1</text:span></text:p>
                </draw:text-box>
              </draw:frame>
            </draw:g>
          </draw:g>
        </draw:g>
        <draw:g>
          <draw:line draw:style-name="gr53" draw:text-style-name="P3" draw:layer="layout" svg:x1="10.329cm" svg:y1="7.463cm" svg:x2="11.415cm" svg:y2="7.463cm">
            <text:p/>
          </draw:line>
          <draw:line draw:style-name="gr53" draw:text-style-name="P3" draw:layer="layout" svg:x1="10.346cm" svg:y1="6.565cm" svg:x2="11.425cm" svg:y2="6.565cm">
            <text:p/>
          </draw:line>
          <draw:line draw:style-name="gr53" draw:text-style-name="P3" draw:layer="layout" svg:x1="11.828cm" svg:y1="7.002cm" svg:x2="12.968cm" svg:y2="7.004cm">
            <text:p/>
          </draw:line>
          <draw:g>
            <draw:line draw:style-name="gr70" draw:text-style-name="P4" draw:layer="layout" svg:x1="11.6cm" svg:y1="6.497cm" svg:x2="11.6cm" svg:y2="5.834cm">
              <text:p/>
            </draw:line>
            <draw:g>
              <draw:polygon draw:style-name="gr71" draw:text-style-name="P4" draw:layer="layout" svg:width="1.226cm" svg:height="0.387cm" draw:transform="rotate (1.5707963267946) translate (11.41cm 7.617cm)" svg:viewBox="0 0 1227 388" draw:points="0,0 1226,0 990,387 235,387">
                <text:p/>
              </draw:polygon>
              <draw:frame draw:style-name="gr72" draw:text-style-name="P6" draw:layer="layout" svg:width="0.146cm" svg:height="0.395cm" draw:transform="rotate (3.1415926535892) translate (11.663cm 7.015cm)">
                <draw:text-box>
                  <text:p text:style-name="P5"><text:span text:style-name="T2">0</text:span></text:p>
                </draw:text-box>
              </draw:frame>
              <draw:frame draw:style-name="gr73" draw:text-style-name="P6" draw:layer="layout" svg:width="0.146cm" svg:height="0.395cm" svg:x="11.507cm" svg:y="6.972cm">
                <draw:text-box>
                  <text:p text:style-name="P5"><text:span text:style-name="T2">1</text:span></text:p>
                </draw:text-box>
              </draw:frame>
            </draw:g>
          </draw:g>
        </draw:g>
        <draw:g>
          <draw:line draw:style-name="gr53" draw:text-style-name="P3" draw:layer="layout" svg:x1="12.984cm" svg:y1="11.63cm" svg:x2="11.898cm" svg:y2="11.63cm">
            <text:p/>
          </draw:line>
          <draw:line draw:style-name="gr53" draw:text-style-name="P3" draw:layer="layout" svg:x1="12.967cm" svg:y1="12.528cm" svg:x2="11.888cm" svg:y2="12.528cm">
            <text:p/>
          </draw:line>
          <draw:line draw:style-name="gr53" draw:text-style-name="P3" draw:layer="layout" svg:x1="11.485cm" svg:y1="12.091cm" svg:x2="10.345cm" svg:y2="12.089cm">
            <text:p/>
          </draw:line>
          <draw:g>
            <draw:line draw:style-name="gr74" draw:text-style-name="P4" draw:layer="layout" svg:x1="11.713cm" svg:y1="10.914cm" svg:x2="11.713cm" svg:y2="11.577cm">
              <text:p/>
            </draw:line>
            <draw:g>
              <draw:polygon draw:style-name="gr75" draw:text-style-name="P4" draw:layer="layout" svg:width="1.226cm" svg:height="0.387cm" draw:transform="rotate (-1.57079632679579) translate (11.903cm 11.476cm)" svg:viewBox="0 0 1227 388" draw:points="0,0 1226,0 990,387 235,387">
                <text:p/>
              </draw:polygon>
              <draw:frame draw:style-name="gr76" draw:text-style-name="P6" draw:layer="layout" svg:width="0.146cm" svg:height="0.395cm" svg:x="11.666cm" svg:y="11.635cm">
                <draw:text-box>
                  <text:p text:style-name="P5"><text:span text:style-name="T2">0</text:span></text:p>
                </draw:text-box>
              </draw:frame>
              <draw:frame draw:style-name="gr77" draw:text-style-name="P6" draw:layer="layout" svg:width="0.146cm" svg:height="0.395cm" svg:x="11.663cm" svg:y="12.116cm">
                <draw:text-box>
                  <text:p text:style-name="P5"><text:span text:style-name="T2">1</text:span></text:p>
                </draw:text-box>
              </draw:frame>
            </draw:g>
          </draw:g>
        </draw:g>
        <draw:g>
          <draw:line draw:style-name="gr53" draw:text-style-name="P3" draw:layer="layout" svg:x1="12.983cm" svg:y1="9.23cm" svg:x2="11.897cm" svg:y2="9.23cm">
            <text:p/>
          </draw:line>
          <draw:line draw:style-name="gr53" draw:text-style-name="P3" draw:layer="layout" svg:x1="12.966cm" svg:y1="10.128cm" svg:x2="11.887cm" svg:y2="10.128cm">
            <text:p/>
          </draw:line>
          <draw:line draw:style-name="gr53" draw:text-style-name="P3" draw:layer="layout" svg:x1="11.484cm" svg:y1="9.691cm" svg:x2="10.344cm" svg:y2="9.689cm">
            <text:p/>
          </draw:line>
          <draw:g>
            <draw:line draw:style-name="gr78" draw:text-style-name="P4" draw:layer="layout" svg:x1="11.712cm" svg:y1="8.514cm" svg:x2="11.712cm" svg:y2="9.177cm">
              <text:p/>
            </draw:line>
            <draw:g>
              <draw:polygon draw:style-name="gr79" draw:text-style-name="P4" draw:layer="layout" svg:width="1.226cm" svg:height="0.387cm" draw:transform="rotate (-1.57079632679579) translate (11.902cm 9.076cm)" svg:viewBox="0 0 1227 388" draw:points="0,0 1226,0 990,387 235,387">
                <text:p/>
              </draw:polygon>
              <draw:frame draw:style-name="gr80" draw:text-style-name="P6" draw:layer="layout" svg:width="0.146cm" svg:height="0.395cm" svg:x="11.649cm" svg:y="9.678cm">
                <draw:text-box>
                  <text:p text:style-name="P5"><text:span text:style-name="T2">0</text:span></text:p>
                </draw:text-box>
              </draw:frame>
              <draw:frame draw:style-name="gr81" draw:text-style-name="P6" draw:layer="layout" svg:width="0.146cm" svg:height="0.395cm" svg:x="11.665cm" svg:y="9.229cm">
                <draw:text-box>
                  <text:p text:style-name="P5"><text:span text:style-name="T2">1</text:span></text:p>
                </draw:text-box>
              </draw:frame>
            </draw:g>
          </draw:g>
        </draw:g>
        <draw:g>
          <draw:line draw:style-name="gr53" draw:text-style-name="P3" draw:layer="layout" svg:x1="9.483cm" svg:y1="11.63cm" svg:x2="8.397cm" svg:y2="11.63cm">
            <text:p/>
          </draw:line>
          <draw:line draw:style-name="gr53" draw:text-style-name="P3" draw:layer="layout" svg:x1="9.466cm" svg:y1="12.528cm" svg:x2="8.387cm" svg:y2="12.528cm">
            <text:p/>
          </draw:line>
          <draw:line draw:style-name="gr53" draw:text-style-name="P3" draw:layer="layout" svg:x1="7.984cm" svg:y1="12.091cm" svg:x2="6.844cm" svg:y2="12.089cm">
            <text:p/>
          </draw:line>
          <draw:g>
            <draw:line draw:style-name="gr82" draw:text-style-name="P4" draw:layer="layout" svg:x1="8.212cm" svg:y1="12.596cm" svg:x2="8.212cm" svg:y2="13.259cm">
              <text:p/>
            </draw:line>
            <draw:g>
              <draw:polygon draw:style-name="gr83" draw:text-style-name="P4" draw:layer="layout" svg:width="1.226cm" svg:height="0.387cm" draw:transform="rotate (-1.57079632679579) translate (8.402cm 11.476cm)" svg:viewBox="0 0 1227 388" draw:points="0,0 1226,0 990,387 235,387">
                <text:p/>
              </draw:polygon>
              <draw:frame draw:style-name="gr84" draw:text-style-name="P6" draw:layer="layout" svg:width="0.146cm" svg:height="0.395cm" svg:x="8.165cm" svg:y="11.635cm">
                <draw:text-box>
                  <text:p text:style-name="P5"><text:span text:style-name="T2">0</text:span></text:p>
                </draw:text-box>
              </draw:frame>
              <draw:frame draw:style-name="gr85" draw:text-style-name="P6" draw:layer="layout" svg:width="0.146cm" svg:height="0.395cm" svg:x="8.154cm" svg:y="12.116cm">
                <draw:text-box>
                  <text:p text:style-name="P5"><text:span text:style-name="T2">1</text:span></text:p>
                </draw:text-box>
              </draw:frame>
            </draw:g>
          </draw:g>
        </draw:g>
        <draw:g>
          <draw:line draw:style-name="gr53" draw:text-style-name="P3" draw:layer="layout" svg:x1="9.482cm" svg:y1="9.23cm" svg:x2="8.396cm" svg:y2="9.23cm">
            <text:p/>
          </draw:line>
          <draw:line draw:style-name="gr53" draw:text-style-name="P3" draw:layer="layout" svg:x1="9.465cm" svg:y1="10.128cm" svg:x2="8.386cm" svg:y2="10.128cm">
            <text:p/>
          </draw:line>
          <draw:line draw:style-name="gr53" draw:text-style-name="P3" draw:layer="layout" svg:x1="7.983cm" svg:y1="9.691cm" svg:x2="6.843cm" svg:y2="9.689cm">
            <text:p/>
          </draw:line>
          <draw:g>
            <draw:line draw:style-name="gr86" draw:text-style-name="P4" draw:layer="layout" svg:x1="8.211cm" svg:y1="10.196cm" svg:x2="8.211cm" svg:y2="10.859cm">
              <text:p/>
            </draw:line>
            <draw:g>
              <draw:polygon draw:style-name="gr87" draw:text-style-name="P4" draw:layer="layout" svg:width="1.226cm" svg:height="0.387cm" draw:transform="rotate (-1.57079632679579) translate (8.401cm 9.076cm)" svg:viewBox="0 0 1227 388" draw:points="0,0 1226,0 990,387 235,387">
                <text:p/>
              </draw:polygon>
              <draw:frame draw:style-name="gr88" draw:text-style-name="P6" draw:layer="layout" svg:width="0.146cm" svg:height="0.395cm" svg:x="8.148cm" svg:y="9.678cm">
                <draw:text-box>
                  <text:p text:style-name="P5"><text:span text:style-name="T2">0</text:span></text:p>
                </draw:text-box>
              </draw:frame>
              <draw:frame draw:style-name="gr89" draw:text-style-name="P6" draw:layer="layout" svg:width="0.146cm" svg:height="0.395cm" svg:x="8.156cm" svg:y="9.229cm">
                <draw:text-box>
                  <text:p text:style-name="P5"><text:span text:style-name="T2">1</text:span></text:p>
                </draw:text-box>
              </draw:frame>
            </draw:g>
          </draw:g>
        </draw:g>
        <draw:g>
          <draw:line draw:style-name="gr53" draw:text-style-name="P3" draw:layer="layout" svg:x1="7.655cm" svg:y1="16.658cm" svg:x2="7.655cm" svg:y2="15.572cm">
            <text:p/>
          </draw:line>
          <draw:line draw:style-name="gr53" draw:text-style-name="P3" draw:layer="layout" svg:x1="6.757cm" svg:y1="16.641cm" svg:x2="6.757cm" svg:y2="15.562cm">
            <text:p/>
          </draw:line>
          <draw:line draw:style-name="gr53" draw:text-style-name="P3" draw:layer="layout" svg:x1="7.194cm" svg:y1="15.159cm" svg:x2="7.196cm" svg:y2="14.019cm">
            <text:p/>
          </draw:line>
          <draw:g>
            <draw:line draw:style-name="gr90" draw:text-style-name="P4" draw:layer="layout" svg:x1="6.689cm" svg:y1="15.387cm" svg:x2="6.026cm" svg:y2="15.387cm">
              <text:p/>
            </draw:line>
            <draw:g>
              <draw:polygon draw:style-name="gr91" draw:text-style-name="P4" draw:layer="layout" svg:width="1.226cm" svg:height="0.387cm" draw:transform="rotate (3.1415926535892) translate (7.809cm 15.577cm)" svg:viewBox="0 0 1227 388" draw:points="0,0 1226,0 990,387 235,387">
                <text:p/>
              </draw:polygon>
              <draw:frame draw:style-name="gr92" draw:text-style-name="P6" draw:layer="layout" svg:width="0.146cm" svg:height="0.395cm" draw:transform="rotate (3.1415926535892) translate (7.479cm 15.626cm)">
                <draw:text-box>
                  <text:p text:style-name="P6">0</text:p>
                </draw:text-box>
              </draw:frame>
              <draw:frame draw:style-name="gr93" draw:text-style-name="P6" draw:layer="layout" svg:width="0.146cm" svg:height="0.395cm" svg:x="6.897cm" svg:y="15.165cm">
                <draw:text-box>
                  <text:p text:style-name="P6">1</text:p>
                </draw:text-box>
              </draw:frame>
            </draw:g>
          </draw:g>
        </draw:g>
        <draw:g>
          <draw:line draw:style-name="gr53" draw:text-style-name="P3" draw:layer="layout" svg:x1="7.655cm" svg:y1="20.159cm" svg:x2="7.655cm" svg:y2="19.073cm">
            <text:p/>
          </draw:line>
          <draw:line draw:style-name="gr53" draw:text-style-name="P3" draw:layer="layout" svg:x1="6.757cm" svg:y1="20.142cm" svg:x2="6.757cm" svg:y2="19.063cm">
            <text:p/>
          </draw:line>
          <draw:line draw:style-name="gr53" draw:text-style-name="P3" draw:layer="layout" svg:x1="7.194cm" svg:y1="18.66cm" svg:x2="7.196cm" svg:y2="17.52cm">
            <text:p/>
          </draw:line>
          <draw:g>
            <draw:line draw:style-name="gr94" draw:text-style-name="P4" draw:layer="layout" svg:x1="8.371cm" svg:y1="18.888cm" svg:x2="7.708cm" svg:y2="18.888cm">
              <text:p/>
            </draw:line>
            <draw:g>
              <draw:g>
                <draw:polygon draw:style-name="gr95" draw:text-style-name="P4" draw:layer="layout" svg:width="1.226cm" svg:height="0.387cm" draw:transform="rotate (3.1415926535892) translate (7.809cm 19.078cm)" svg:viewBox="0 0 1227 388" draw:points="0,0 1226,0 990,387 235,387">
                  <text:p/>
                </draw:polygon>
              </draw:g>
              <draw:frame draw:style-name="gr96" draw:text-style-name="P6" draw:layer="layout" svg:width="0.146cm" svg:height="0.395cm" draw:transform="rotate (3.1415926535892) translate (7.521cm 19.145cm)">
                <draw:text-box>
                  <text:p text:style-name="P6">0</text:p>
                </draw:text-box>
              </draw:frame>
              <draw:frame draw:style-name="gr97" draw:text-style-name="P6" draw:layer="layout" svg:width="0.146cm" svg:height="0.395cm" svg:x="6.898cm" svg:y="18.684cm">
                <draw:text-box>
                  <text:p text:style-name="P6">1</text:p>
                </draw:text-box>
              </draw:frame>
            </draw:g>
          </draw:g>
        </draw:g>
        <draw:g>
          <draw:line draw:style-name="gr53" draw:text-style-name="P3" draw:layer="layout" svg:x1="11.97cm" svg:y1="17.614cm" svg:x2="11.97cm" svg:y2="18.7cm">
            <text:p/>
          </draw:line>
          <draw:line draw:style-name="gr53" draw:text-style-name="P3" draw:layer="layout" svg:x1="12.868cm" svg:y1="17.631cm" svg:x2="12.868cm" svg:y2="18.71cm">
            <text:p/>
          </draw:line>
          <draw:line draw:style-name="gr53" draw:text-style-name="P3" draw:layer="layout" svg:x1="12.431cm" svg:y1="19.113cm" svg:x2="12.429cm" svg:y2="20.253cm">
            <text:p/>
          </draw:line>
          <draw:g>
            <draw:line draw:style-name="gr98" draw:text-style-name="P4" draw:layer="layout" svg:x1="12.936cm" svg:y1="18.885cm" svg:x2="13.599cm" svg:y2="18.885cm">
              <text:p/>
            </draw:line>
            <draw:g>
              <draw:g>
                <draw:polygon draw:style-name="gr99" draw:text-style-name="P4" draw:layer="layout" svg:width="1.226cm" svg:height="0.387cm" svg:x="11.816cm" svg:y="18.695cm" svg:viewBox="0 0 1227 388" draw:points="0,0 1226,0 990,387 235,387">
                  <text:p/>
                </draw:polygon>
              </draw:g>
              <draw:frame draw:style-name="gr100" draw:text-style-name="P6" draw:layer="layout" svg:width="0.146cm" svg:height="0.395cm" draw:transform="rotate (3.1415926535892) translate (12.7cm 19.128cm)">
                <draw:text-box>
                  <text:p text:style-name="P6">0</text:p>
                </draw:text-box>
              </draw:frame>
              <draw:frame draw:style-name="gr101" draw:text-style-name="P6" draw:layer="layout" svg:width="0.146cm" svg:height="0.395cm" svg:x="12.109cm" svg:y="18.667cm">
                <draw:text-box>
                  <text:p text:style-name="P6">1</text:p>
                </draw:text-box>
              </draw:frame>
            </draw:g>
          </draw:g>
        </draw:g>
        <draw:g>
          <draw:line draw:style-name="gr53" draw:text-style-name="P3" draw:layer="layout" svg:x1="11.97cm" svg:y1="14.113cm" svg:x2="11.97cm" svg:y2="15.199cm">
            <text:p/>
          </draw:line>
          <draw:line draw:style-name="gr53" draw:text-style-name="P3" draw:layer="layout" svg:x1="12.868cm" svg:y1="14.13cm" svg:x2="12.868cm" svg:y2="15.209cm">
            <text:p/>
          </draw:line>
          <draw:line draw:style-name="gr53" draw:text-style-name="P3" draw:layer="layout" svg:x1="12.431cm" svg:y1="15.612cm" svg:x2="12.429cm" svg:y2="16.752cm">
            <text:p/>
          </draw:line>
          <draw:g>
            <draw:line draw:style-name="gr102" draw:text-style-name="P4" draw:layer="layout" svg:x1="11.254cm" svg:y1="15.384cm" svg:x2="11.917cm" svg:y2="15.384cm">
              <text:p/>
            </draw:line>
            <draw:g>
              <draw:g>
                <draw:polygon draw:style-name="gr103" draw:text-style-name="P4" draw:layer="layout" svg:width="1.226cm" svg:height="0.387cm" svg:x="11.816cm" svg:y="15.194cm" svg:viewBox="0 0 1227 388" draw:points="0,0 1226,0 990,387 235,387">
                  <text:p/>
                </draw:polygon>
              </draw:g>
              <draw:frame draw:style-name="gr104" draw:text-style-name="P6" draw:layer="layout" svg:width="0.146cm" svg:height="0.395cm" draw:transform="rotate (3.1415926535892) translate (12.723cm 15.629cm)">
                <draw:text-box>
                  <text:p text:style-name="P6">0</text:p>
                </draw:text-box>
              </draw:frame>
              <draw:frame draw:style-name="gr105" draw:text-style-name="P6" draw:layer="layout" svg:width="0.146cm" svg:height="0.395cm" svg:x="12.1cm" svg:y="15.168cm">
                <draw:text-box>
                  <text:p text:style-name="P6">1</text:p>
                </draw:text-box>
              </draw:frame>
            </draw:g>
          </draw:g>
        </draw:g>
        <draw:g>
          <draw:line draw:style-name="gr53" draw:text-style-name="P3" draw:layer="layout" svg:x1="10.055cm" svg:y1="16.657cm" svg:x2="10.055cm" svg:y2="15.571cm">
            <text:p/>
          </draw:line>
          <draw:line draw:style-name="gr53" draw:text-style-name="P3" draw:layer="layout" svg:x1="9.157cm" svg:y1="16.64cm" svg:x2="9.157cm" svg:y2="15.561cm">
            <text:p/>
          </draw:line>
          <draw:line draw:style-name="gr53" draw:text-style-name="P3" draw:layer="layout" svg:x1="9.594cm" svg:y1="15.158cm" svg:x2="9.596cm" svg:y2="14.018cm">
            <text:p/>
          </draw:line>
          <draw:g>
            <draw:line draw:style-name="gr106" draw:text-style-name="P4" draw:layer="layout" svg:x1="9.089cm" svg:y1="15.386cm" svg:x2="8.426cm" svg:y2="15.386cm">
              <text:p/>
            </draw:line>
            <draw:g>
              <draw:polygon draw:style-name="gr107" draw:text-style-name="P4" draw:layer="layout" svg:width="1.226cm" svg:height="0.387cm" draw:transform="rotate (3.1415926535892) translate (10.209cm 15.576cm)" svg:viewBox="0 0 1227 388" draw:points="0,0 1226,0 990,387 235,387">
                <text:p/>
              </draw:polygon>
              <draw:frame draw:style-name="gr108" draw:text-style-name="P6" draw:layer="layout" svg:width="0.146cm" svg:height="0.395cm" svg:x="9.799cm" svg:y="15.167cm">
                <draw:text-box>
                  <text:p text:style-name="P6">1</text:p>
                </draw:text-box>
              </draw:frame>
              <draw:frame draw:style-name="gr109" draw:text-style-name="P6" draw:layer="layout" svg:width="0.146cm" svg:height="0.395cm" draw:transform="rotate (3.1415926535892) translate (9.437cm 15.616cm)">
                <draw:text-box>
                  <text:p text:style-name="P6">0</text:p>
                </draw:text-box>
              </draw:frame>
            </draw:g>
          </draw:g>
        </draw:g>
        <draw:g>
          <draw:line draw:style-name="gr53" draw:text-style-name="P3" draw:layer="layout" svg:x1="10.055cm" svg:y1="20.158cm" svg:x2="10.055cm" svg:y2="19.072cm">
            <text:p/>
          </draw:line>
          <draw:line draw:style-name="gr53" draw:text-style-name="P3" draw:layer="layout" svg:x1="9.157cm" svg:y1="20.141cm" svg:x2="9.157cm" svg:y2="19.062cm">
            <text:p/>
          </draw:line>
          <draw:line draw:style-name="gr53" draw:text-style-name="P3" draw:layer="layout" svg:x1="9.594cm" svg:y1="18.659cm" svg:x2="9.596cm" svg:y2="17.519cm">
            <text:p/>
          </draw:line>
          <draw:g>
            <draw:line draw:style-name="gr110" draw:text-style-name="P4" draw:layer="layout" svg:x1="10.771cm" svg:y1="18.887cm" svg:x2="10.108cm" svg:y2="18.887cm">
              <text:p/>
            </draw:line>
            <draw:g>
              <draw:polygon draw:style-name="gr111" draw:text-style-name="P4" draw:layer="layout" svg:width="1.226cm" svg:height="0.387cm" draw:transform="rotate (3.1415926535892) translate (10.209cm 19.077cm)" svg:viewBox="0 0 1227 388" draw:points="0,0 1226,0 990,387 235,387">
                <text:p/>
              </draw:polygon>
              <draw:frame draw:style-name="gr112" draw:text-style-name="P6" draw:layer="layout" svg:width="0.146cm" svg:height="0.395cm" svg:x="9.811cm" svg:y="18.674cm">
                <draw:text-box>
                  <text:p text:style-name="P6">1</text:p>
                </draw:text-box>
              </draw:frame>
              <draw:frame draw:style-name="gr113" draw:text-style-name="P6" draw:layer="layout" svg:width="0.146cm" svg:height="0.395cm" draw:transform="rotate (3.1415926535892) translate (9.449cm 19.123cm)">
                <draw:text-box>
                  <text:p text:style-name="P6">0</text:p>
                </draw:text-box>
              </draw:frame>
            </draw:g>
          </draw:g>
        </draw:g>
        <draw:g>
          <draw:line draw:style-name="gr53" draw:text-style-name="P3" draw:layer="layout" svg:x1="14.37cm" svg:y1="14.112cm" svg:x2="14.37cm" svg:y2="15.198cm">
            <text:p/>
          </draw:line>
          <draw:line draw:style-name="gr53" draw:text-style-name="P3" draw:layer="layout" svg:x1="15.268cm" svg:y1="14.129cm" svg:x2="15.268cm" svg:y2="15.208cm">
            <text:p/>
          </draw:line>
          <draw:line draw:style-name="gr53" draw:text-style-name="P3" draw:layer="layout" svg:x1="14.831cm" svg:y1="15.611cm" svg:x2="14.829cm" svg:y2="16.751cm">
            <text:p/>
          </draw:line>
          <draw:g>
            <draw:g>
              <draw:polygon draw:style-name="gr114" draw:text-style-name="P4" draw:layer="layout" svg:width="1.226cm" svg:height="0.387cm" svg:x="14.219cm" svg:y="15.19cm" svg:viewBox="0 0 1227 388" draw:points="1226,0 0,0 236,387 991,387">
                <text:p/>
              </draw:polygon>
              <draw:frame draw:style-name="gr115" draw:text-style-name="P6" draw:layer="layout" svg:width="0.146cm" svg:height="0.395cm" svg:x="15.029cm" svg:y="15.173cm">
                <draw:text-box>
                  <text:p text:style-name="P6">1</text:p>
                </draw:text-box>
              </draw:frame>
              <draw:frame draw:style-name="gr116" draw:text-style-name="P6" draw:layer="layout" svg:width="0.146cm" svg:height="0.395cm" draw:transform="rotate (3.1415926535892) translate (14.667cm 15.622cm)">
                <draw:text-box>
                  <text:p text:style-name="P6">0</text:p>
                </draw:text-box>
              </draw:frame>
            </draw:g>
            <draw:line draw:style-name="gr117" draw:text-style-name="P4" draw:layer="layout" svg:x1="13.654cm" svg:y1="15.383cm" svg:x2="14.317cm" svg:y2="15.383cm">
              <text:p/>
            </draw:line>
          </draw:g>
        </draw:g>
        <draw:g>
          <draw:line draw:style-name="gr53" draw:text-style-name="P3" draw:layer="layout" svg:x1="14.37cm" svg:y1="17.613cm" svg:x2="14.37cm" svg:y2="18.699cm">
            <text:p/>
          </draw:line>
          <draw:line draw:style-name="gr53" draw:text-style-name="P3" draw:layer="layout" svg:x1="15.268cm" svg:y1="17.63cm" svg:x2="15.268cm" svg:y2="18.709cm">
            <text:p/>
          </draw:line>
          <draw:line draw:style-name="gr53" draw:text-style-name="P3" draw:layer="layout" svg:x1="14.831cm" svg:y1="19.112cm" svg:x2="14.829cm" svg:y2="20.252cm">
            <text:p/>
          </draw:line>
          <draw:g>
            <draw:g>
              <draw:polygon draw:style-name="gr118" draw:text-style-name="P4" draw:layer="layout" svg:width="1.226cm" svg:height="0.387cm" svg:x="14.219cm" svg:y="18.689cm" svg:viewBox="0 0 1227 388" draw:points="1226,0 0,0 236,387 991,387">
                <text:p/>
              </draw:polygon>
              <draw:frame draw:style-name="gr119" draw:text-style-name="P6" draw:layer="layout" svg:width="0.146cm" svg:height="0.395cm" svg:x="15.014cm" svg:y="18.67cm">
                <draw:text-box>
                  <text:p text:style-name="P6">1</text:p>
                </draw:text-box>
              </draw:frame>
              <draw:frame draw:style-name="gr120" draw:text-style-name="P6" draw:layer="layout" svg:width="0.146cm" svg:height="0.395cm" draw:transform="rotate (3.1415926535892) translate (14.652cm 19.119cm)">
                <draw:text-box>
                  <text:p text:style-name="P6">0</text:p>
                </draw:text-box>
              </draw:frame>
            </draw:g>
            <draw:line draw:style-name="gr121" draw:text-style-name="P4" draw:layer="layout" svg:x1="15.336cm" svg:y1="18.884cm" svg:x2="15.999cm" svg:y2="18.884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Catalin Buletin</meta:initial-creator>
    <meta:creation-date>2007-03-09T15:19:27</meta:creation-date>
    <dc:date>2007-03-19T12:34:41</dc:date>
    <dc:language>en-US</dc:language>
    <meta:editing-cycles>15</meta:editing-cycles>
    <meta:editing-duration>PT3H40M5S</meta:editing-duration>
    <meta:user-defined meta:name="Info 1"/>
    <meta:user-defined meta:name="Info 2"/>
    <meta:user-defined meta:name="Info 3"/>
    <meta:user-defined meta:name="Info 4"/>
    <meta:document-statistic meta:object-count="237"/>
  </office:meta>
</office:document-meta>
</file>